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-test-gzip-ms" table:style-name="ta1">
        <table:shapes>
          <draw:frame draw:z-index="0" draw:style-name="gr1" draw:text-style-name="P1" svg:width="159.95mm" svg:height="98.28mm" svg:x="186.34mm" svg:y="63.48mm">
            <loext:p draw:notify-on-update-of-ranges="'perf-test-gzip-ms'.A1:'perf-test-gzip-ms'.A1 'perf-test-gzip-ms'.A2:'perf-test-gzip-ms'.A13 'perf-test-gzip-ms'.E2:'perf-test-gzip-ms'.E13 'perf-test-gzip-ms'.I2:'perf-test-gzip-ms'.I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pageview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ize_comp</text:p>
          </table:table-cell>
          <table:table-cell office:value-type="string" calcext:value-type="string">
            <text:p>size_ucomp</text:p>
          </table:table-cell>
          <table:table-cell office:value-type="string" calcext:value-type="string">
            <text:p>jobtime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datasink</text:p>
          </table:table-cell>
          <table:table-cell office:value-type="string" calcext:value-type="string">
            <text:p>u_jobtime</text:p>
          </table:table-cell>
          <table:table-cell office:value-type="string" calcext:value-type="string">
            <text:p>u_chain1</text:p>
          </table:table-cell>
          <table:table-cell office:value-type="string" calcext:value-type="string">
            <text:p>u_chain2</text:p>
          </table:table-cell>
          <table:table-cell office:value-type="string" calcext:value-type="string">
            <text:p>u_datasink</text:p>
          </table:table-cell>
        </table:table-row>
        <table:table-row table:style-name="ro1">
          <table:table-cell office:value-type="string" calcext:value-type="string">
            <text:p>20160229-21 / 100</text:p>
          </table:table-cell>
          <table:table-cell office:value-type="float" office:value="100" calcext:value-type="float">
            <text:p>100</text:p>
          </table:table-cell>
          <table:table-cell office:value-type="float" office:value="100429773" calcext:value-type="float">
            <text:p>100429773</text:p>
          </table:table-cell>
          <table:table-cell office:value-type="float" office:value="408431294" calcext:value-type="float">
            <text:p>408431294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0229-21 / 200</text:p>
          </table:table-cell>
          <table:table-cell office:value-type="float" office:value="200" calcext:value-type="float">
            <text:p>200</text:p>
          </table:table-cell>
          <table:table-cell office:value-type="float" office:value="100429773" calcext:value-type="float">
            <text:p>100429773</text:p>
          </table:table-cell>
          <table:table-cell office:value-type="float" office:value="408431294" calcext:value-type="float">
            <text:p>40843129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0229-21 / 300 </text:p>
          </table:table-cell>
          <table:table-cell office:value-type="float" office:value="300" calcext:value-type="float">
            <text:p>300</text:p>
          </table:table-cell>
          <table:table-cell office:value-type="float" office:value="100429773" calcext:value-type="float">
            <text:p>100429773</text:p>
          </table:table-cell>
          <table:table-cell office:value-type="float" office:value="408431294" calcext:value-type="float">
            <text:p>408431294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9000" calcext:value-type="float">
            <text:p>90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29-21 / 400</text:p>
          </table:table-cell>
          <table:table-cell office:value-type="float" office:value="400" calcext:value-type="float">
            <text:p>400</text:p>
          </table:table-cell>
          <table:table-cell office:value-type="float" office:value="100429773" calcext:value-type="float">
            <text:p>100429773</text:p>
          </table:table-cell>
          <table:table-cell office:value-type="float" office:value="408431294" calcext:value-type="float">
            <text:p>408431294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0207-05 / 100</text:p>
          </table:table-cell>
          <table:table-cell office:value-type="float" office:value="100" calcext:value-type="float">
            <text:p>100</text:p>
          </table:table-cell>
          <table:table-cell office:value-type="float" office:value="65717348" calcext:value-type="float">
            <text:p>65717348</text:p>
          </table:table-cell>
          <table:table-cell office:value-type="float" office:value="249715204" calcext:value-type="float">
            <text:p>249715204</text:p>
          </table:table-cell>
          <table:table-cell office:value-type="float" office:value="9000" calcext:value-type="float">
            <text:p>90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0207-05 / 200</text:p>
          </table:table-cell>
          <table:table-cell office:value-type="float" office:value="200" calcext:value-type="float">
            <text:p>200</text:p>
          </table:table-cell>
          <table:table-cell office:value-type="float" office:value="65717348" calcext:value-type="float">
            <text:p>65717348</text:p>
          </table:table-cell>
          <table:table-cell office:value-type="float" office:value="249715204" calcext:value-type="float">
            <text:p>249715204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07-05 / 300</text:p>
          </table:table-cell>
          <table:table-cell office:value-type="float" office:value="300" calcext:value-type="float">
            <text:p>300</text:p>
          </table:table-cell>
          <table:table-cell office:value-type="float" office:value="65717348" calcext:value-type="float">
            <text:p>65717348</text:p>
          </table:table-cell>
          <table:table-cell office:value-type="float" office:value="249715204" calcext:value-type="float">
            <text:p>249715204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0207-05 / 400</text:p>
          </table:table-cell>
          <table:table-cell office:value-type="float" office:value="400" calcext:value-type="float">
            <text:p>400</text:p>
          </table:table-cell>
          <table:table-cell office:value-type="float" office:value="65717348" calcext:value-type="float">
            <text:p>65717348</text:p>
          </table:table-cell>
          <table:table-cell office:value-type="float" office:value="249715204" calcext:value-type="float">
            <text:p>249715204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4000" calcext:value-type="float">
            <text:p>4000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17-01 / 100</text:p>
          </table:table-cell>
          <table:table-cell office:value-type="float" office:value="100" calcext:value-type="float">
            <text:p>100</text:p>
          </table:table-cell>
          <table:table-cell office:value-type="float" office:value="81298031" calcext:value-type="float">
            <text:p>81298031</text:p>
          </table:table-cell>
          <table:table-cell office:value-type="float" office:value="408431294" calcext:value-type="float">
            <text:p>408431294</text:p>
          </table:table-cell>
          <table:table-cell table:number-columns-repeated="3" office:value-type="float" office:value="7000" calcext:value-type="float">
            <text:p>70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729" calcext:value-type="float">
            <text:p>7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17-01 / 200</text:p>
          </table:table-cell>
          <table:table-cell office:value-type="float" office:value="200" calcext:value-type="float">
            <text:p>200</text:p>
          </table:table-cell>
          <table:table-cell office:value-type="float" office:value="81298031" calcext:value-type="float">
            <text:p>81298031</text:p>
          </table:table-cell>
          <table:table-cell office:value-type="float" office:value="408431294" calcext:value-type="float">
            <text:p>408431294</text:p>
          </table:table-cell>
          <table:table-cell table:number-columns-repeated="3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17-01 / 300</text:p>
          </table:table-cell>
          <table:table-cell office:value-type="float" office:value="300" calcext:value-type="float">
            <text:p>300</text:p>
          </table:table-cell>
          <table:table-cell office:value-type="float" office:value="81298031" calcext:value-type="float">
            <text:p>81298031</text:p>
          </table:table-cell>
          <table:table-cell office:value-type="float" office:value="408431294" calcext:value-type="float">
            <text:p>408431294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0217-01 / 400</text:p>
          </table:table-cell>
          <table:table-cell office:value-type="float" office:value="400" calcext:value-type="float">
            <text:p>400</text:p>
          </table:table-cell>
          <table:table-cell office:value-type="float" office:value="81298031" calcext:value-type="float">
            <text:p>81298031</text:p>
          </table:table-cell>
          <table:table-cell office:value-type="float" office:value="408431294" calcext:value-type="float">
            <text:p>408431294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100" calcext:value-type="float">
            <text:p>1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200" calcext:value-type="float">
            <text:p>2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300" calcext:value-type="float">
            <text:p>3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400" calcext:value-type="float">
            <text:p>4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07-050000.txt</text:p>
          </table:table-cell>
          <table:table-cell office:value-type="float" office:value="100" calcext:value-type="float">
            <text:p>100</text:p>
          </table:table-cell>
          <table:table-cell office:value-type="float" office:value="249715204" calcext:value-type="float">
            <text:p>249715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07-050000.txt</text:p>
          </table:table-cell>
          <table:table-cell office:value-type="float" office:value="200" calcext:value-type="float">
            <text:p>200</text:p>
          </table:table-cell>
          <table:table-cell office:value-type="float" office:value="249715204" calcext:value-type="float">
            <text:p>249715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07-050000.txt</text:p>
          </table:table-cell>
          <table:table-cell office:value-type="float" office:value="300" calcext:value-type="float">
            <text:p>300</text:p>
          </table:table-cell>
          <table:table-cell office:value-type="float" office:value="249715204" calcext:value-type="float">
            <text:p>249715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07-050000.txt</text:p>
          </table:table-cell>
          <table:table-cell office:value-type="float" office:value="400" calcext:value-type="float">
            <text:p>400</text:p>
          </table:table-cell>
          <table:table-cell office:value-type="float" office:value="249715204" calcext:value-type="float">
            <text:p>249715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100" calcext:value-type="float">
            <text:p>1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200" calcext:value-type="float">
            <text:p>2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300" calcext:value-type="float">
            <text:p>3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counts-20160229-210000.txt</text:p>
          </table:table-cell>
          <table:table-cell office:value-type="float" office:value="400" calcext:value-type="float">
            <text:p>400</text:p>
          </table:table-cell>
          <table:table-cell office:value-type="float" office:value="408431294" calcext:value-type="float">
            <text:p>40843129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22:46:22.449742008</dc:date>
    <meta:editing-duration>PT9M13S</meta:editing-duration>
    <meta:editing-cycles>2</meta:editing-cycles>
    <meta:generator>LibreOffice/5.1.4.2$Linux_X86_64 LibreOffice_project/10m0$Build-2</meta:generator>
    <meta:document-statistic meta:table-count="1" meta:cell-count="1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829cm" xlink:href=".." xlink:type="simple" chart:class="chart:bar" chart:style-name="ch1">
        <chart:legend chart:legend-position="end" svg:x="12.992cm" svg:y="4.366cm" style:legend-expansion="high" chart:style-name="ch2"/>
        <chart:plot-area chart:style-name="ch3" table:cell-range-address="'perf-test-gzip-ms'.A1:'perf-test-gzip-ms'.A13 'perf-test-gzip-ms'.E2:'perf-test-gzip-ms'.E13 'perf-test-gzip-ms'.I2:'perf-test-gzip-ms'.I13" chart:data-source-has-labels="both" svg:x="0.527cm" svg:y="0.381cm" svg:width="12.477cm" svg:height="8.761cm">
          <chartooo:coordinate-region svg:x="2.222cm" svg:y="0.581cm" svg:width="10.782cm" svg:height="5.953cm"/>
          <chart:axis chart:dimension="x" chart:name="primary-x" chart:style-name="ch4" chartooo:axis-type="auto">
            <chartooo:date-scale/>
            <chart:title svg:x="5.517cm" svg:y="9.269cm" chart:style-name="ch5">
              <text:p>Pageview / Slots</text:p>
            </chart:title>
            <chart:categories table:cell-range-address="'perf-test-gzip-ms'.A2:'perf-test-gzip-ms'.A13"/>
            <chart:grid chart:style-name="ch6" chart:class="major"/>
          </chart:axis>
          <chart:axis chart:dimension="y" chart:name="primary-y" chart:style-name="ch7">
            <chart:title svg:x="0cm" svg:y="5.81cm" chart:style-name="ch8">
              <text:p>Jobtime in ms</text:p>
            </chart:title>
            <chart:grid chart:style-name="ch6" chart:class="major"/>
          </chart:axis>
          <chart:series chart:style-name="ch9" chart:values-cell-range-address="'perf-test-gzip-ms'.E2:'perf-test-gzip-ms'.E13" loext:label-string="compressed" chart:class="chart:bar">
            <chart:data-point chart:repeated="12"/>
          </chart:series>
          <chart:series chart:style-name="ch10" chart:values-cell-range-address="'perf-test-gzip-ms'.I2:'perf-test-gzip-ms'.I13" loext:label-string="uncompressed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ressed</text:p>
              </table:table-cell>
              <table:table-cell office:value-type="string">
                <text:p>uncompressed</text:p>
              </table:table-cell>
            </table:table-row>
          </table:table-header-rows>
          <table:table-rows>
            <table:table-row>
              <table:table-cell office:value-type="string">
                <text:p>20160229-21 / 100</text:p>
                <draw:g>
                  <svg:desc>'perf-test-gzip-ms'.A2:'perf-test-gzip-ms'.A13</svg:desc>
                </draw:g>
              </table:table-cell>
              <table:table-cell office:value-type="float" office:value="12000">
                <text:p>12000</text:p>
                <draw:g>
                  <svg:desc>'perf-test-gzip-ms'.E2:'perf-test-gzip-ms'.E13</svg:desc>
                </draw:g>
              </table:table-cell>
              <table:table-cell office:value-type="float" office:value="4000">
                <text:p>4000</text:p>
                <draw:g>
                  <svg:desc>'perf-test-gzip-ms'.I2:'perf-test-gzip-ms'.I13</svg:desc>
                </draw:g>
              </table:table-cell>
            </table:table-row>
            <table:table-row>
              <table:table-cell office:value-type="string">
                <text:p>20160229-21 / 200</text:p>
              </table:table-cell>
              <table:table-cell office:value-type="float" office:value="10000">
                <text:p>10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0160229-21 / 300 </text:p>
              </table:table-cell>
              <table:table-cell office:value-type="float" office:value="10000">
                <text:p>10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60229-21 / 400</text:p>
              </table:table-cell>
              <table:table-cell office:value-type="float" office:value="9000">
                <text:p>9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60207-05 / 100</text:p>
              </table:table-cell>
              <table:table-cell office:value-type="float" office:value="9000">
                <text:p>9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160207-05 / 200</text:p>
              </table:table-cell>
              <table:table-cell office:value-type="float" office:value="7000">
                <text:p>7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160207-05 / 300</text:p>
              </table:table-cell>
              <table:table-cell office:value-type="float" office:value="6000">
                <text:p>6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20160207-05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160217-01 / 100</text:p>
              </table:table-cell>
              <table:table-cell office:value-type="float" office:value="7000">
                <text:p>7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160217-01 / 200</text:p>
              </table:table-cell>
              <table:table-cell office:value-type="float" office:value="7000">
                <text:p>7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160217-01 / 300</text:p>
              </table:table-cell>
              <table:table-cell office:value-type="float" office:value="9000">
                <text:p>9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60217-01 / 400</text:p>
              </table:table-cell>
              <table:table-cell office:value-type="float" office:value="6000">
                <text:p>6000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